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625in" fo:margin-left="-0.1313in" table:align="left"/>
    </style:style>
    <style:style style:name="Table1.A" style:family="table-column">
      <style:table-column-properties style:column-width="7.0625in"/>
    </style:style>
    <style:style style:name="Table1.A1" style:family="table-cell">
      <style:table-cell-properties fo:padding="0.0382in" fo:border="0.05pt solid #000000"/>
    </style:style>
    <style:style style:name="Table2" style:family="table">
      <style:table-properties style:width="7.0833in" fo:margin-left="-0.1521in" table:align="left"/>
    </style:style>
    <style:style style:name="Table2.A" style:family="table-column">
      <style:table-column-properties style:column-width="7.0833in"/>
    </style:style>
    <style:style style:name="Table2.A1" style:family="table-cell">
      <style:table-cell-properties fo:padding="0.0382in" fo:border="0.05pt solid #000000"/>
    </style:style>
    <style:style style:name="Table3" style:family="table">
      <style:table-properties style:width="7.3646in" fo:margin-left="-0.4333in" table:align="left"/>
    </style:style>
    <style:style style:name="Table3.A" style:family="table-column">
      <style:table-column-properties style:column-width="7.3646in"/>
    </style:style>
    <style:style style:name="Table3.A1" style:family="table-cell">
      <style:table-cell-properties fo:padding="0.0382in" fo:border="0.05pt solid #000000"/>
    </style:style>
    <style:style style:name="Table4" style:family="table">
      <style:table-properties style:width="7.3229in" fo:margin-left="-0.3917in" table:align="left"/>
    </style:style>
    <style:style style:name="Table4.A" style:family="table-column">
      <style:table-column-properties style:column-width="7.3229in"/>
    </style:style>
    <style:style style:name="Table4.A1" style:family="table-cell">
      <style:table-cell-properties fo:padding="0.0382in" fo:border="0.05pt solid #000000"/>
    </style:style>
    <style:style style:name="Table5" style:family="table">
      <style:table-properties style:width="7.3229in" fo:margin-left="-0.3917in" table:align="left"/>
    </style:style>
    <style:style style:name="Table5.A" style:family="table-column">
      <style:table-column-properties style:column-width="7.3229in"/>
    </style:style>
    <style:style style:name="Table5.A1" style:family="table-cell">
      <style:table-cell-properties fo:padding="0.0382in" fo:border="0.05pt solid #000000"/>
    </style:style>
    <style:style style:name="Table6" style:family="table">
      <style:table-properties style:width="7.3229in" fo:margin-left="-0.3917in" table:align="left"/>
    </style:style>
    <style:style style:name="Table6.A" style:family="table-column">
      <style:table-column-properties style:column-width="7.3229in"/>
    </style:style>
    <style:style style:name="Table6.A1" style:family="table-cell">
      <style:table-cell-properties fo:padding="0.0382in" fo:border="0.05pt solid #000000"/>
    </style:style>
    <style:style style:name="Table7" style:family="table">
      <style:table-properties style:width="7.3438in" fo:margin-left="-0.4125in" table:align="left"/>
    </style:style>
    <style:style style:name="Table7.A" style:family="table-column">
      <style:table-column-properties style:column-width="7.3438in"/>
    </style:style>
    <style:style style:name="Table7.A1" style:family="table-cell">
      <style:table-cell-properties fo:padding="0.0382in" fo:border="0.05pt solid #000000"/>
    </style:style>
    <style:style style:name="Table8" style:family="table">
      <style:table-properties style:width="7.3646in" fo:margin-left="-0.4333in" table:align="left"/>
    </style:style>
    <style:style style:name="Table8.A" style:family="table-column">
      <style:table-column-properties style:column-width="7.3646in"/>
    </style:style>
    <style:style style:name="Table8.A1" style:family="table-cell">
      <style:table-cell-properties fo:padding="0.0382in" fo:border="0.05pt solid #000000"/>
    </style:style>
    <style:style style:name="Table9" style:family="table">
      <style:table-properties style:width="7.375in" fo:margin-left="-0.4438in" table:align="left"/>
    </style:style>
    <style:style style:name="Table9.A" style:family="table-column">
      <style:table-column-properties style:column-width="7.375in"/>
    </style:style>
    <style:style style:name="Table9.A1" style:family="table-cell">
      <style:table-cell-properties fo:padding="0.0382in" fo:border="0.05pt solid #000000"/>
    </style:style>
    <style:style style:name="Table10" style:family="table">
      <style:table-properties style:width="7.375in" fo:margin-left="-0.4438in" table:align="left"/>
    </style:style>
    <style:style style:name="Table10.A" style:family="table-column">
      <style:table-column-properties style:column-width="7.375in"/>
    </style:style>
    <style:style style:name="Table10.A1" style:family="table-cell">
      <style:table-cell-properties fo:padding="0.0382in" fo:border="0.05pt solid #000000"/>
    </style:style>
    <style:style style:name="P1" style:family="paragraph" style:parent-style-name="Standard">
      <style:paragraph-properties fo:margin-left="-0.4272in" fo:margin-right="-0.3854in" fo:text-align="start" style:justify-single-word="false" fo:text-indent="0in" style:auto-text-indent="false"/>
      <style:text-properties fo:font-size="12pt" style:text-underline-style="none" fo:font-weight="normal" officeooo:paragraph-rsid="00190f23" style:font-size-asian="10.5pt" style:font-weight-asian="normal" style:font-size-complex="12pt" style:font-weight-complex="normal"/>
    </style:style>
    <style:style style:name="P2" style:family="paragraph" style:parent-style-name="Standard">
      <style:paragraph-properties fo:margin-left="-0.4272in" fo:margin-right="-0.3854in" fo:text-indent="0in" style:auto-text-indent="false"/>
      <style:text-properties fo:font-size="12pt" style:text-underline-style="none" fo:font-weight="normal" officeooo:paragraph-rsid="0019be2c" style:font-size-asian="10.5pt" style:font-weight-asian="normal" style:font-size-complex="12pt" style:font-weight-complex="normal"/>
    </style:style>
    <style:style style:name="P3" style:family="paragraph" style:parent-style-name="Standard">
      <style:paragraph-properties fo:margin-left="-0.4272in" fo:margin-right="-0.3854in" fo:text-indent="0in" style:auto-text-indent="false"/>
      <style:text-properties fo:color="#000000" fo:font-size="12pt" style:text-underline-style="none" fo:font-weight="normal" officeooo:paragraph-rsid="0019be2c" style:font-size-asian="10.5pt" style:font-weight-asian="normal" style:font-size-complex="12pt" style:font-weight-complex="normal"/>
    </style:style>
    <style:style style:name="P4" style:family="paragraph" style:parent-style-name="Table_20_Contents">
      <style:text-properties fo:font-size="12pt" officeooo:paragraph-rsid="0019be2c" style:font-size-asian="10.5pt" style:font-size-complex="12pt"/>
    </style:style>
    <style:style style:name="P5" style:family="paragraph" style:parent-style-name="Table_20_Contents">
      <style:text-properties fo:color="#008000" fo:font-size="12pt" officeooo:paragraph-rsid="0019be2c" style:font-size-asian="10.5pt" style:font-size-complex="12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0f23" officeooo:paragraph-rsid="00190f23" style:font-size-asian="18pt" style:font-weight-asian="bold" style:font-size-complex="18pt" style:font-weight-complex="bold"/>
    </style:style>
    <style:style style:name="P7" style:family="paragraph" style:parent-style-name="Standard">
      <style:paragraph-properties fo:margin-left="-0.4272in" fo:margin-right="-0.3854in" fo:text-align="start" style:justify-single-word="false" fo:text-indent="0in" style:auto-text-indent="false"/>
      <style:text-properties fo:font-size="12pt" style:text-underline-style="none" fo:font-weight="normal" officeooo:rsid="00190f23" officeooo:paragraph-rsid="00190f23" style:font-size-asian="10.5pt" style:font-weight-asian="normal" style:font-size-complex="12pt" style:font-weight-complex="normal"/>
    </style:style>
    <style:style style:name="P8" style:family="paragraph" style:parent-style-name="Standard">
      <style:paragraph-properties fo:margin-left="-0.4272in" fo:margin-right="-0.3854in" fo:text-indent="0in" style:auto-text-indent="false"/>
      <style:text-properties fo:color="#ff3366" fo:font-size="12pt" style:text-underline-style="none" fo:font-weight="bold" officeooo:rsid="00190f23" officeooo:paragraph-rsid="0019be2c" style:font-size-asian="10.5pt" style:font-weight-asian="bold" style:font-size-complex="12pt" style:font-weight-complex="bold"/>
    </style:style>
    <style:style style:name="P9" style:family="paragraph" style:parent-style-name="Standard">
      <style:paragraph-properties fo:margin-left="-0.4272in" fo:margin-right="-0.3854in" fo:text-indent="0in" style:auto-text-indent="false"/>
      <style:text-properties fo:color="#000000" fo:font-size="12pt" style:text-underline-style="none" fo:font-weight="normal" officeooo:rsid="0019be2c" officeooo:paragraph-rsid="0019be2c" style:font-size-asian="10.5pt" style:font-weight-asian="normal" style:font-size-complex="12pt" style:font-weight-complex="normal"/>
    </style:style>
    <style:style style:name="P10" style:family="paragraph" style:parent-style-name="Standard">
      <style:paragraph-properties fo:margin-left="-0.4272in" fo:margin-right="-0.3854in" fo:text-indent="0in" style:auto-text-indent="false"/>
      <style:text-properties fo:color="#000000" fo:font-size="12pt" style:text-underline-style="none" fo:font-weight="normal" officeooo:rsid="00190f23" officeooo:paragraph-rsid="0019be2c" style:font-size-asian="10.5pt" style:font-weight-asian="normal" style:font-size-complex="12pt" style:font-weight-complex="normal"/>
    </style:style>
    <style:style style:name="P11" style:family="paragraph" style:parent-style-name="Standard">
      <style:paragraph-properties fo:margin-left="-0.4272in" fo:margin-right="-0.3854in" fo:text-align="center" style:justify-single-word="false" fo:text-indent="0in" style:auto-text-indent="false"/>
      <style:text-properties fo:color="#000000" fo:font-size="12pt" style:text-underline-style="none" fo:font-weight="bold" officeooo:rsid="0019be2c" officeooo:paragraph-rsid="0019be2c" style:font-size-asian="10.5pt" style:font-weight-asian="bold" style:font-size-complex="12pt" style:font-weight-complex="bold"/>
    </style:style>
    <style:style style:name="P12" style:family="paragraph" style:parent-style-name="Standard">
      <style:paragraph-properties fo:margin-left="-0.4165in" fo:margin-right="-0.3854in" fo:text-indent="0in" style:auto-text-indent="false"/>
      <style:text-properties fo:font-size="12pt" style:text-underline-style="none" fo:font-weight="normal" officeooo:rsid="00190f23" officeooo:paragraph-rsid="00190f23" style:font-size-asian="10.5pt" style:font-weight-asian="normal" style:font-size-complex="12pt" style:font-weight-complex="normal"/>
    </style:style>
    <style:style style:name="P13" style:family="paragraph" style:parent-style-name="Standard">
      <style:paragraph-properties fo:margin-left="0.0972in" fo:margin-right="-0.3819in" fo:text-align="start" style:justify-single-word="false" fo:text-indent="0in" style:auto-text-indent="false"/>
      <style:text-properties fo:color="#ff3366" fo:font-size="12pt" style:text-underline-style="none" fo:font-weight="bold" officeooo:paragraph-rsid="001b3c9f" style:font-size-asian="10.5pt" style:font-weight-asian="bold" style:font-size-complex="12pt" style:font-weight-complex="bold"/>
    </style:style>
    <style:style style:name="P14" style:family="paragraph" style:parent-style-name="Standard">
      <style:paragraph-properties fo:margin-left="0.0972in" fo:margin-right="-0.3819in" fo:text-indent="0in" style:auto-text-indent="false"/>
      <style:text-properties fo:color="#ff3366" fo:font-size="12pt" style:text-underline-style="none" fo:font-weight="bold" officeooo:paragraph-rsid="001b3c9f" style:font-size-asian="10.5pt" style:font-weight-asian="bold" style:font-size-complex="12pt" style:font-weight-complex="bold"/>
    </style:style>
    <style:style style:name="P15" style:family="paragraph" style:parent-style-name="Table_20_Contents">
      <style:text-properties fo:color="#008000" fo:font-size="12pt" fo:font-weight="bold" officeooo:rsid="0019be2c" officeooo:paragraph-rsid="0019be2c" style:font-size-asian="10.5pt" style:font-weight-asian="bold" style:font-size-complex="12pt" style:font-weight-complex="bold"/>
    </style:style>
    <style:style style:name="P16" style:family="paragraph" style:parent-style-name="Table_20_Contents">
      <style:text-properties fo:color="#008000" fo:font-size="12pt" officeooo:rsid="0019be2c" officeooo:paragraph-rsid="0019be2c" style:font-size-asian="10.5pt" style:font-size-complex="12pt"/>
    </style:style>
    <style:style style:name="P17" style:family="paragraph" style:parent-style-name="Table_20_Contents">
      <style:text-properties fo:color="#0000ff" fo:font-size="12pt" fo:font-weight="bold" officeooo:rsid="0019be2c" officeooo:paragraph-rsid="0019be2c" style:font-size-asian="10.5pt" style:font-weight-asian="bold" style:font-size-complex="12pt" style:font-weight-complex="bold"/>
    </style:style>
    <style:style style:name="P18" style:family="paragraph" style:parent-style-name="Table_20_Contents">
      <style:text-properties fo:color="#ff3366" fo:font-size="12pt" fo:font-weight="bold" officeooo:paragraph-rsid="001b3c9f" style:font-size-asian="10.5pt" style:font-weight-asian="bold" style:font-size-complex="12pt" style:font-weight-complex="bold"/>
    </style:style>
    <style:style style:name="T1" style:family="text">
      <style:text-properties officeooo:rsid="00190f23"/>
    </style:style>
    <style:style style:name="T2" style:family="text">
      <style:text-properties fo:font-weight="bold" officeooo:rsid="00190f23" style:font-weight-asian="bold" style:font-weight-complex="bold"/>
    </style:style>
    <style:style style:name="T3" style:family="text">
      <style:text-properties fo:font-weight="bold" officeooo:rsid="0019be2c" style:font-weight-asian="bold" style:font-weight-complex="bold"/>
    </style:style>
    <style:style style:name="T4" style:family="text">
      <style:text-properties officeooo:rsid="0019be2c"/>
    </style:style>
    <style:style style:name="T5" style:family="text">
      <style:text-properties fo:color="#ff3366" fo:font-weight="bold" officeooo:rsid="0019be2c" style:font-weight-asian="bold" style:font-weight-complex="bold"/>
    </style:style>
    <style:style style:name="T6" style:family="text">
      <style:text-properties fo:color="#ff3366" fo:font-weight="bold" officeooo:rsid="00190f23" style:font-weight-asian="bold" style:font-weight-complex="bold"/>
    </style:style>
    <style:style style:name="T7" style:family="text">
      <style:text-properties fo:color="#000000" fo:font-weight="bold" officeooo:rsid="00190f23" style:font-weight-asian="bold" style:font-weight-complex="bold"/>
    </style:style>
    <style:style style:name="T8" style:family="text">
      <style:text-properties fo:color="#0000ff" officeooo:rsid="0019be2c"/>
    </style:style>
    <style:style style:name="T9" style:family="text">
      <style:text-properties fo:color="#0000ff" style:text-underline-style="none" officeooo:rsid="0019be2c"/>
    </style:style>
    <style:style style:name="T10" style:family="text">
      <style:text-properties fo:color="#0000ff" fo:font-weight="bold" officeooo:rsid="0019be2c" style:font-weight-asian="bold" style:font-weight-complex="bold"/>
    </style:style>
    <style:style style:name="T11" style:family="text">
      <style:text-properties style:text-underline-style="none" officeooo:rsid="0019be2c"/>
    </style:style>
    <style:style style:name="T12" style:family="text">
      <style:text-properties fo:color="#ff0000" style:text-underline-style="none" officeooo:rsid="0019be2c"/>
    </style:style>
    <style:style style:name="T13" style:family="text">
      <style:text-properties fo:color="#ff0000" fo:font-weight="bold" officeooo:rsid="0019be2c" style:font-weight-asian="bold" style:font-weight-complex="bold"/>
    </style:style>
    <style:style style:name="T14" style:family="text">
      <style:text-properties fo:color="#ff0000" officeooo:rsid="0019be2c"/>
    </style:style>
    <style:style style:name="T15" style:family="text">
      <style:text-properties fo:color="#008000" officeooo:rsid="0019b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reating and using GitHub repo</text:p>
      <text:p text:style-name="P6"/>
      <text:p text:style-name="P7">- Create a free account on github </text:p>
      <text:p text:style-name="P7">- Click on “ Create a new repository ” For example I created repo with name “N9QTweak”</text:p>
      <text:p text:style-name="P1"><text:span text:style-name="T1">- Now on your PC create a folder, for example: </text:span><text:span text:style-name="T2">/home/your_user_name/</text:span><text:span text:style-name="T3">GitHub</text:span></text:p>
      <text:p text:style-name="P7">- in terminal type:</text:p>
      <table:table table:name="Table1" table:style-name="Table1">
        <table:table-column table:style-name="Table1.A"/>
        <table:table-row>
          <table:table-cell table:style-name="Table1.A1" office:value-type="string">
            <text:p text:style-name="P14"><text:span text:style-name="T8">schturman@Hostel3:</text:span><text:span text:style-name="T4"> </text:span><text:span text:style-name="T1">cd /home/schturman/</text:span><text:span text:style-name="T4">GitHub</text:span></text:p>
            <text:p text:style-name="P13"><text:span text:style-name="T8">schturman@Hostel3:~/GitHub$ </text:span><text:span text:style-name="T1">git init</text:span></text:p>
          </table:table-cell>
        </table:table-row>
      </table:table>
      <text:p text:style-name="P12">This will create a local git repo on your PC, so now we clone your git repo from github so you type:</text:p>
      <text:p text:style-name="P12"/>
      <table:table table:name="Table2" table:style-name="Table2">
        <table:table-column table:style-name="Table2.A"/>
        <table:table-row>
          <table:table-cell table:style-name="Table2.A1" office:value-type="string">
            <text:p text:style-name="P18"><text:span text:style-name="T9">schturman@Hostel3:~/GitHub$ </text:span><text:span text:style-name="T1">git clone https://github.com/Schturman/N9QTweak.git</text:span></text:p>
          </table:table-cell>
        </table:table-row>
      </table:table>
      <text:p text:style-name="P2"><text:span text:style-name="T1">This will create </text:span><text:span text:style-name="T4">folder <text:s/></text:span><text:span text:style-name="T7">N9QTweak: </text:span><text:span text:style-name="T6">/home/schturman/</text:span><text:span text:style-name="T5">GitHub/</text:span><text:span text:style-name="T6">N9QTweak</text:span></text:p>
      <text:p text:style-name="P8"/>
      <text:p text:style-name="P9">- For the first time you need to run this command:</text:p>
      <table:table table:name="Table3" table:style-name="Table3">
        <table:table-column table:style-name="Table3.A"/>
        <table:table-row>
          <table:table-cell table:style-name="Table3.A1" office:value-type="string">
            <text:p text:style-name="P18"><text:span text:style-name="T9">schturman@Hostel3:~/GitHub$ </text:span><text:span text:style-name="T12">git remote add origin https://github.com/Schturman/N9QTweak.git</text:span></text:p>
          </table:table-cell>
        </table:table-row>
      </table:table>
      <text:p text:style-name="P10"/>
      <text:p text:style-name="P9">- Now you can try to push to GitHub. It will ask for your username and pass:</text:p>
      <table:table table:name="Table4" table:style-name="Table4">
        <table:table-column table:style-name="Table4.A"/>
        <table:table-row>
          <table:table-cell table:style-name="Table4.A1" office:value-type="string">
            <text:p text:style-name="P4"><text:span text:style-name="T10">schturman@Hostel3:~/GitHub$</text:span><text:span text:style-name="T4"> </text:span><text:span text:style-name="T13">cd /home/schturman/GitHub/N9QTweak</text:span><text:span text:style-name="T4"> </text:span></text:p>
            <text:p text:style-name="P4"><text:span text:style-name="T10">schturman@Hostel3:~/GitHub/N9QTweak$</text:span><text:span text:style-name="T4"> </text:span><text:span text:style-name="T13">git push origin master </text:span></text:p>
            <text:p text:style-name="P4"><text:span text:style-name="T10">Username for 'https://github.com':</text:span><text:span text:style-name="T4"> </text:span><text:span text:style-name="T13">schturman</text:span><text:span text:style-name="T4"> </text:span></text:p>
            <text:p text:style-name="P4"><text:span text:style-name="T10">Password for 'https://schturman@github.com':</text:span><text:span text:style-name="T4"> </text:span></text:p>
            <text:p text:style-name="P15">Everything up-to-date</text:p>
          </table:table-cell>
        </table:table-row>
      </table:table>
      <text:p text:style-name="P9"/>
      <text:p text:style-name="P9">- Now you can add new files to your local repo and push them to GitHub:</text:p>
      <text:p text:style-name="P3"><text:span text:style-name="T4">1. put your files to: </text:span><text:span text:style-name="T13">/home/schturman/GitHub/N9QTweak </text:span><text:span text:style-name="T4">(you can add or replace files)</text:span></text:p>
      <text:p text:style-name="P9">2. <text:s/>this will add new files to local repo:</text:p>
      <table:table table:name="Table5" table:style-name="Table5">
        <table:table-column table:style-name="Table5.A"/>
        <table:table-row>
          <table:table-cell table:style-name="Table5.A1" office:value-type="string">
            <text:p text:style-name="P4"><text:span text:style-name="T10">schturman@Hostel3:~/GitHub/N9QTweak$</text:span><text:span text:style-name="T4"> </text:span><text:span text:style-name="T13">git add *</text:span></text:p>
          </table:table-cell>
        </table:table-row>
      </table:table>
      <text:p text:style-name="P9">3. now you need commit them:</text:p>
      <table:table table:name="Table6" table:style-name="Table6">
        <table:table-column table:style-name="Table6.A"/>
        <table:table-row>
          <table:table-cell table:style-name="Table6.A1" office:value-type="string">
            <text:p text:style-name="P4"><text:span text:style-name="T10">schturman@Hostel3:~/GitHub/N9QTweak$</text:span><text:span text:style-name="T4"> </text:span><text:span text:style-name="T13">git commit -a</text:span></text:p>
          </table:table-cell>
        </table:table-row>
      </table:table>
      <text:p text:style-name="P3"><text:span text:style-name="T4">It will open a text editor prompt asking you to describe, write something... maybe update to v10.X then save by pressing </text:span><text:span text:style-name="T3">Ctrl+X → y → enter.</text:span><text:span text:style-name="T4"> You will get something like this:</text:span></text:p>
      <table:table table:name="Table7" table:style-name="Table7">
        <table:table-column table:style-name="Table7.A"/>
        <table:table-row>
          <table:table-cell table:style-name="Table7.A1" office:value-type="string">
            <text:p text:style-name="P5"><text:span text:style-name="T4">[master 02185f3] </text:span><text:span text:style-name="T10">version 9.5.9 </text:span><text:span text:style-name="T4"><text:s text:c="2"/></text:span><text:span text:style-name="T14">← this is my description that I wrote in editor</text:span></text:p>
            <text:p text:style-name="P16"><text:s/>Committer: Schturman &lt;schturman@Hostel3.(none)&gt; </text:p>
            <text:p text:style-name="P16">Your name and email address were configured automatically based </text:p>
            <text:p text:style-name="P16">on your username and hostname. Please check that they are accurate. </text:p>
            <text:p text:style-name="P16">You can suppress this message by setting them explicitly: </text:p>
            <text:p text:style-name="P16"/>
            <text:p text:style-name="P16"><text:s text:c="4"/>git config --global user.name "Your Name" </text:p>
            <text:p text:style-name="P16"><text:s text:c="4"/>git config --global user.email you@example.com </text:p>
            <text:p text:style-name="P16"/>
            <text:p text:style-name="P16">After doing this, you may fix the identity used for this commit with: </text:p>
            <text:p text:style-name="P16"/>
            <text:p text:style-name="P16"><text:s text:c="4"/>git commit --amend --reset-author </text:p>
            <text:p text:style-name="P16"/>
            <text:p text:style-name="P16"><text:s/>1 file changed, 0 insertions(+), 0 deletions(-) </text:p>
            <text:p text:style-name="P16"><text:s/>create mode 100644 n9-qtweakmy_9.5.9_armel.deb </text:p>
            <text:p text:style-name="P17">schturman@Hostel3:~/GitHub/N9QTweak$</text:p>
          </table:table-cell>
        </table:table-row>
      </table:table>
      <text:p text:style-name="P9"/>
      <text:p text:style-name="P9"/>
      <text:p text:style-name="P9"><text:soft-page-break/>- Now you are ready do “git push” again to push the files:</text:p>
      <table:table table:name="Table8" table:style-name="Table8">
        <table:table-column table:style-name="Table8.A"/>
        <table:table-row>
          <table:table-cell table:style-name="Table8.A1" office:value-type="string">
            <text:p text:style-name="P4"><text:span text:style-name="T10">schturman@Hostel3:~/GitHub/N9QTweak$</text:span><text:span text:style-name="T4"> </text:span><text:span text:style-name="T13">git push origin master </text:span></text:p>
          </table:table-cell>
        </table:table-row>
      </table:table>
      <text:p text:style-name="P9">It will again ask you for username and pass.</text:p>
      <text:p text:style-name="P9">And when it upload your files, you will see something like this:</text:p>
      <table:table table:name="Table9" table:style-name="Table9">
        <table:table-column table:style-name="Table9.A"/>
        <table:table-row>
          <table:table-cell table:style-name="Table9.A1" office:value-type="string">
            <text:p text:style-name="P4"><text:span text:style-name="T10">schturman@Hostel3:~/GitHub/N9QTweak$</text:span><text:span text:style-name="T4"> </text:span><text:span text:style-name="T13">git push origin master </text:span></text:p>
            <text:p text:style-name="P16">Username for 'https://github.com': schturman </text:p>
            <text:p text:style-name="P16">Password for 'https://schturman@github.com': </text:p>
            <text:p text:style-name="P16">Counting objects: 4, done. </text:p>
            <text:p text:style-name="P16">Delta compression using up to 4 threads. </text:p>
            <text:p text:style-name="P16">Compressing objects: 100% (3/3), done. </text:p>
            <text:p text:style-name="P16">Writing objects: 100% (3/3), 16.86 MiB | 127 KiB/s, done. </text:p>
            <text:p text:style-name="P16">Total 3 (delta 0), reused 0 (delta 0) </text:p>
            <text:p text:style-name="P16">To https://github.com/Schturman/N9QTweak.git </text:p>
            <text:p text:style-name="P16"><text:s text:c="3"/>914613d..02185f3 <text:s/>master -&gt; master </text:p>
            <text:p text:style-name="P17">schturman@Hostel3:~/GitHub/N9QTweak$</text:p>
          </table:table-cell>
        </table:table-row>
      </table:table>
      <text:p text:style-name="P9"/>
      <text:p text:style-name="P3"><text:span text:style-name="T4">- Go to your online repo (</text:span><text:a xlink:type="simple" xlink:href="https://github.com/Schturman/N9QTweak"><text:span text:style-name="T15">https://github.com/Schturman/N9QTweak</text:span></text:a><text:span text:style-name="T4">) and you will see here your new files :)</text:span></text:p>
      <text:p text:style-name="P9"/>
      <text:p text:style-name="P9">- If for example previously you had in github v9.9 and now you push v10.0 but want to delete v9.9, delete v9.9 from your local repo then when doing “git push” you do:</text:p>
      <table:table table:name="Table10" table:style-name="Table10">
        <table:table-column table:style-name="Table10.A"/>
        <table:table-row>
          <table:table-cell table:style-name="Table10.A1" office:value-type="string">
            <text:p text:style-name="P4"><text:span text:style-name="T10">schturman@Hostel3:~/GitHub/N9QTweak$</text:span><text:span text:style-name="T4"> </text:span><text:span text:style-name="T13">git push origin master --force</text:span></text:p>
          </table:table-cell>
        </table:table-row>
      </table:table>
      <text:p text:style-name="P9">This would mean your github's contents will be removed and only whatever is on your local repo will be pushed up and be hosted on github.</text:p>
      <text:p text:style-name="P9"/>
      <text:p text:style-name="P9"/>
      <text:p text:style-name="P9"/>
      <text:p text:style-name="P9"/>
      <text:p text:style-name="P9"/>
      <text:p text:style-name="P9"/>
      <text:p text:style-name="P9"/>
      <text:p text:style-name="P9"/>
      <text:p text:style-name="P9"/>
      <text:p text:style-name="P9"/>
      <text:p text:style-name="P9"/>
      <text:p text:style-name="P11">Thanks for help to Thedead1440 from TM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chturman</text:p>
      <text:p text:style-name="P9">(01.02.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74in" fo:margin-bottom="0.333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1T13:21:07</meta:creation-date>
    <dc:date>2013-02-01T14:34:55</dc:date>
    <meta:editing-duration>P0D</meta:editing-duration>
    <meta:editing-cycles>2</meta:editing-cycles>
    <meta:generator>LibreOffice/3.6$Linux_X86_64 LibreOffice_project/360m1$Build-2</meta:generator>
    <meta:document-statistic meta:table-count="10" meta:image-count="0" meta:object-count="0" meta:page-count="2" meta:paragraph-count="59" meta:word-count="489" meta:character-count="3404" meta:non-whitespace-character-count="2930"/>
  </office:meta>
</office:document-meta>
</file>